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2.646cm"/>
    </style:style>
    <style:style style:name="Table1.C" style:family="table-column">
      <style:table-column-properties style:column-width="3.353cm"/>
    </style:style>
    <style:style style:name="Table1.D" style:family="table-column">
      <style:table-column-properties style:column-width="2.237cm"/>
    </style:style>
    <style:style style:name="Table1.E" style:family="table-column">
      <style:table-column-properties style:column-width="2.23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d2e61" officeooo:paragraph-rsid="000d2e61"/>
    </style:style>
    <style:style style:name="P2" style:family="paragraph" style:parent-style-name="Standard">
      <style:text-properties officeooo:rsid="000d2e61" officeooo:paragraph-rsid="000d2e61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font-weight="bold" officeooo:rsid="0010c7a7" officeooo:paragraph-rsid="0010c7a7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10c7a7" officeooo:paragraph-rsid="0010c7a7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10c7a7" officeooo:paragraph-rsid="0010c7a7" style:font-weight-asian="bold" style:font-weight-complex="bold"/>
    </style:style>
    <style:style style:name="P7" style:family="paragraph" style:parent-style-name="Text_20_body">
      <style:paragraph-properties fo:text-align="end" style:justify-single-word="false"/>
      <style:text-properties fo:font-weight="bold" officeooo:rsid="0010c7a7" officeooo:paragraph-rsid="0010c7a7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1257b4" officeooo:paragraph-rsid="001257b4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weight="bold" officeooo:rsid="00144eda" officeooo:paragraph-rsid="0014c10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0f8b71" officeooo:paragraph-rsid="000f8b71"/>
    </style:style>
    <style:style style:name="P11" style:family="paragraph" style:parent-style-name="Table_20_Contents">
      <style:paragraph-properties fo:text-align="center" style:justify-single-word="false"/>
      <style:text-properties officeooo:rsid="0010c7a7" officeooo:paragraph-rsid="0010c7a7"/>
    </style:style>
    <style:style style:name="P12" style:family="paragraph" style:parent-style-name="Table_20_Contents">
      <style:paragraph-properties fo:text-align="center" style:justify-single-word="false"/>
      <style:text-properties officeooo:rsid="0014c105" officeooo:paragraph-rsid="0014c105"/>
    </style:style>
    <style:style style:name="P13" style:family="paragraph" style:parent-style-name="Text_20_body">
      <style:paragraph-properties fo:text-align="center" style:justify-single-word="false"/>
      <style:text-properties fo:font-weight="bold" officeooo:rsid="001257b4" officeooo:paragraph-rsid="0010c7a7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10c7a7" officeooo:paragraph-rsid="0010c7a7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weight="bold" officeooo:rsid="00175721" officeooo:paragraph-rsid="00175721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weight="bold" officeooo:rsid="0018f43f" officeooo:paragraph-rsid="0018f43f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weight="normal" officeooo:rsid="00144eda" officeooo:paragraph-rsid="0010c7a7" style:font-weight-asian="normal" style:font-weight-complex="normal"/>
    </style:style>
    <style:style style:name="P18" style:family="paragraph" style:parent-style-name="Text_20_body" style:list-style-name="L1">
      <style:paragraph-properties fo:text-align="justify" style:justify-single-word="false"/>
      <style:text-properties fo:font-weight="normal" officeooo:rsid="0014c105" officeooo:paragraph-rsid="0014c105" style:font-weight-asian="normal" style:font-weight-complex="normal"/>
    </style:style>
    <style:style style:name="T1" style:family="text">
      <style:text-properties officeooo:rsid="000f8b71"/>
    </style:style>
    <style:style style:name="T2" style:family="text">
      <style:text-properties officeooo:rsid="0010c7a7"/>
    </style:style>
    <style:style style:name="T3" style:family="text">
      <style:text-properties officeooo:rsid="001257b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4eda" style:font-weight-asian="normal" style:font-weight-complex="normal"/>
    </style:style>
    <style:style style:name="T6" style:family="text">
      <style:text-properties fo:font-weight="normal" officeooo:rsid="0014c105" style:font-weight-asian="normal" style:font-weight-complex="normal"/>
    </style:style>
    <style:style style:name="T7" style:family="text">
      <style:text-properties fo:font-weight="normal" officeooo:rsid="001653e1" style:font-weight-asian="normal" style:font-weight-complex="normal"/>
    </style:style>
    <style:style style:name="T8" style:family="text">
      <style:text-properties fo:font-weight="normal" officeooo:rsid="00175721" style:font-weight-asian="normal" style:font-weight-complex="normal"/>
    </style:style>
    <style:style style:name="T9" style:family="text">
      <style:text-properties fo:color="#eeeeee" loext:opacity="100%" fo:font-weight="normal" fo:background-color="#000000" loext:char-shading-value="0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UNIVERSIDADE FEDERAL DE SANTA CATARINA</text:p>
      <text:p text:style-name="P6">SISTEMAS DE INFORMAÇÃO</text:p>
      <text:p text:style-name="P13">PROGRAMAÇÃO PARALELA E DISTRUBUÍDA</text:p>
      <text:p text:style-name="P6">INE56<text:span text:style-name="T3">45</text:span></text:p>
      <text:p text:style-name="P6"><text:s/></text:p>
      <text:p text:style-name="P6"><text:s/></text:p>
      <text:p text:style-name="P6"><text:s text:c="2"/></text:p>
      <text:p text:style-name="P6"><text:s/></text:p>
      <text:p text:style-name="P6"/>
      <text:p text:style-name="P8">PROGRAMAÇÃO PARALELA E AVALIAÇÃO DE DESEMPENHO<text:span text:style-name="T2"> </text:span></text:p>
      <text:p text:style-name="P6"><text:s/></text:p>
      <text:p text:style-name="P6"><text:s/></text:p>
      <text:p text:style-name="P6"><text:s/></text:p>
      <text:p text:style-name="P6"/>
      <text:p text:style-name="P6"/>
      <text:p text:style-name="P6"><text:tab/></text:p>
      <text:p text:style-name="P7">João Pedro Cardoso Barbosa (20100854)</text:p>
      <text:p text:style-name="P6"><text:s/></text:p>
      <text:p text:style-name="P6"><text:s/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LORIANÓPOLIS</text:p>
      <text:p text:style-name="P6">202<text:span text:style-name="T3">2</text:span></text:p>
      <text:p text:style-name="P5"><text:soft-page-break/>INTRODUÇÃO</text:p>
      <text:p text:style-name="P5"><text:tab/><text:span text:style-name="T5">Foi introduzido paralelismo para o algoritmo de decifrar palavras, o programa testou 100 vezes cada combinação de número de threads e tamanho da palavra que será apresentada.</text:span></text:p>
      <text:p text:style-name="P17"><text:tab/>Os valores avaliados foram: 1, 2, 4, 8, 16, 32 e 64 para threads e 100, 1000, 10000, 100000 e 1000000 para tamanho de palavra.</text:p>
      <text:p text:style-name="P9"><text:span text:style-name="T4"><text:tab/>As esp</text:span><text:span text:style-name="T6">e</text:span><text:span text:style-name="T4">cificações da máquina </text:span><text:span text:style-name="T8">utilizada</text:span><text:span text:style-name="T4"> seguem:</text:span></text:p>
      <text:list xml:id="list211734967" text:style-name="L1">
        <text:list-item>
          <text:p text:style-name="P18">Sistema Operacional: Arch Linux x86_64</text:p>
        </text:list-item>
        <text:list-item>
          <text:p text:style-name="P18">Processador: Intel(R) Core(TM) i5-3210M CPU @ 2.50GHz</text:p>
        </text:list-item>
        <text:list-item>
          <text:p text:style-name="P18">Memória RAM: 4 GB</text:p>
        </text:list-item>
      </text:list>
      <text:p text:style-name="P5"><text:tab/><text:span text:style-name="T6">Os resultados são a média de tempo, em segundos, de cada caso de teste </text:span><text:span text:style-name="T7">utilizando o método de avaliação de desempenho apresentado em sala com a bibloteca &lt;time.h&gt;.</text:span></text:p>
      <text:p text:style-name="P5"/>
      <text:p text:style-name="P15">ALGORITMO</text:p>
      <text:p text:style-name="P15"><text:tab/><text:span text:style-name="T4">A paralização do programa foi realizada dividindo o tamanho da palavra em pedaços e designando cada thread para decifrar uma porção do texto.</text:span></text:p>
      <text:p text:style-name="P15"><text:span text:style-name="T4"><text:tab/>No início, o usuário define o tamanho da palavra e o número de threads. Exemplo:</text:span></text:p>
      <text:p text:style-name="P15"><text:span text:style-name="T4"><text:tab/></text:span><text:span text:style-name="T9">./reproduz_texto 1000 8 </text:span></text:p>
      <text:p text:style-name="P16"><text:span text:style-name="T4"><text:tab/>É executado 100 vezes a criação da palavra e o processo de decifragem, que é cronometrado, tendo como saída o tempo médio que o programa levou para decodificar o texto.</text:span></text:p>
      <text:p text:style-name="P5"/>
      <text:p text:style-name="P5">RESULTADOS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D" table:number-columns-repeated="2"/>
        <table:table-row table:style-name="TableLine93928450303168">
          <table:table-cell table:style-name="Table1.A1" table:number-rows-spanned="9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>Número de Threads</text:p>
          </table:table-cell>
          <table:table-cell table:style-name="Table1.A1" office:value-type="string">
            <text:p text:style-name="P3"/>
          </table:table-cell>
          <table:table-cell table:style-name="Table1.C1" table:number-columns-spanned="5" office:value-type="string">
            <text:p text:style-name="P12">Tamanho da Palavra</text:p>
          </table:table-cell>
          <table:covered-table-cell/>
          <table:covered-table-cell/>
          <table:covered-table-cell/>
          <table:covered-table-cell/>
        </table:table-row>
        <table:table-row table:style-name="TableLine93928451057536">
          <table:covered-table-cell table:style-name="Table1.A1"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1">100</text:p>
          </table:table-cell>
          <table:table-cell table:style-name="Table1.B2" office:value-type="string">
            <text:p text:style-name="P1">1000</text:p>
          </table:table-cell>
          <table:table-cell table:style-name="Table1.B2" office:value-type="string">
            <text:p text:style-name="P1">10000</text:p>
          </table:table-cell>
          <table:table-cell table:style-name="Table1.B2" office:value-type="string">
            <text:p text:style-name="P1">100000</text:p>
          </table:table-cell>
          <table:table-cell table:style-name="Table1.G2" office:value-type="string">
            <text:p text:style-name="P1">1000000</text:p>
          </table:table-cell>
        </table:table-row>
        <table:table-row table:style-name="TableLine93928449992704">
          <table:covered-table-cell table:style-name="Table1.A1"/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3">0.0000<text:span text:style-name="T1">78</text:span></text:p>
          </table:table-cell>
          <table:table-cell table:style-name="Table1.B2" office:value-type="string">
            <text:p text:style-name="P3">0.000<text:span text:style-name="T1">377</text:span></text:p>
          </table:table-cell>
          <table:table-cell table:style-name="Table1.B2" office:value-type="string">
            <text:p text:style-name="P3">0.00<text:span text:style-name="T1">2476</text:span></text:p>
          </table:table-cell>
          <table:table-cell table:style-name="Table1.B2" office:value-type="string">
            <text:p text:style-name="P10">0.022915</text:p>
          </table:table-cell>
          <table:table-cell table:style-name="Table1.G2" office:value-type="string">
            <text:p text:style-name="P3">0.<text:span text:style-name="T2">234417</text:span></text:p>
          </table:table-cell>
        </table:table-row>
        <table:table-row table:style-name="TableLine93928449994688">
          <table:covered-table-cell table:style-name="Table1.A1"/>
          <table:table-cell table:style-name="Table1.B2" office:value-type="string">
            <text:p text:style-name="P1">2</text:p>
          </table:table-cell>
          <table:table-cell table:style-name="Table1.B2" office:value-type="string">
            <text:p text:style-name="P10">0.000084</text:p>
          </table:table-cell>
          <table:table-cell table:style-name="Table1.B2" office:value-type="string">
            <text:p text:style-name="P10">0.000216</text:p>
          </table:table-cell>
          <table:table-cell table:style-name="Table1.B2" office:value-type="string">
            <text:p text:style-name="P10">0.001192</text:p>
          </table:table-cell>
          <table:table-cell table:style-name="Table1.B2" office:value-type="string">
            <text:p text:style-name="P10">0.010954</text:p>
          </table:table-cell>
          <table:table-cell table:style-name="Table1.G2" office:value-type="string">
            <text:p text:style-name="P11">0.122465</text:p>
          </table:table-cell>
        </table:table-row>
        <table:table-row table:style-name="TableLine93928449996816">
          <table:covered-table-cell table:style-name="Table1.A1"/>
          <table:table-cell table:style-name="Table1.B2" office:value-type="string">
            <text:p text:style-name="P1">4</text:p>
          </table:table-cell>
          <table:table-cell table:style-name="Table1.B2" office:value-type="string">
            <text:p text:style-name="P10">0.000118</text:p>
          </table:table-cell>
          <table:table-cell table:style-name="Table1.B2" office:value-type="string">
            <text:p text:style-name="P10">0.000201</text:p>
          </table:table-cell>
          <table:table-cell table:style-name="Table1.B2" office:value-type="string">
            <text:p text:style-name="P10">0.001078</text:p>
          </table:table-cell>
          <table:table-cell table:style-name="Table1.B2" office:value-type="string">
            <text:p text:style-name="P10">0.009810</text:p>
          </table:table-cell>
          <table:table-cell table:style-name="Table1.G2" office:value-type="string">
            <text:p text:style-name="P11">0.103473</text:p>
          </table:table-cell>
        </table:table-row>
        <table:table-row table:style-name="TableLine93928449998976">
          <table:covered-table-cell table:style-name="Table1.A1"/>
          <table:table-cell table:style-name="Table1.B2" office:value-type="string">
            <text:p text:style-name="P1">8</text:p>
          </table:table-cell>
          <table:table-cell table:style-name="Table1.B2" office:value-type="string">
            <text:p text:style-name="P10">0.000221</text:p>
          </table:table-cell>
          <table:table-cell table:style-name="Table1.B2" office:value-type="string">
            <text:p text:style-name="P10">0.000283</text:p>
          </table:table-cell>
          <table:table-cell table:style-name="Table1.B2" office:value-type="string">
            <text:p text:style-name="P10">0.001164</text:p>
          </table:table-cell>
          <table:table-cell table:style-name="Table1.B2" office:value-type="string">
            <text:p text:style-name="P10">0.010068</text:p>
          </table:table-cell>
          <table:table-cell table:style-name="Table1.G2" office:value-type="string">
            <text:p text:style-name="P11">0.106358</text:p>
          </table:table-cell>
        </table:table-row>
        <table:table-row table:style-name="TableLine93928450001056">
          <table:covered-table-cell table:style-name="Table1.A1"/>
          <table:table-cell table:style-name="Table1.B2" office:value-type="string">
            <text:p text:style-name="P1">16</text:p>
          </table:table-cell>
          <table:table-cell table:style-name="Table1.B2" office:value-type="string">
            <text:p text:style-name="P10">0.000452</text:p>
          </table:table-cell>
          <table:table-cell table:style-name="Table1.B2" office:value-type="string">
            <text:p text:style-name="P10">0.000502</text:p>
          </table:table-cell>
          <table:table-cell table:style-name="Table1.B2" office:value-type="string">
            <text:p text:style-name="P10">0.001316</text:p>
          </table:table-cell>
          <table:table-cell table:style-name="Table1.B2" office:value-type="string">
            <text:p text:style-name="P10">0.010072</text:p>
          </table:table-cell>
          <table:table-cell table:style-name="Table1.G2" office:value-type="string">
            <text:p text:style-name="P11">0.104719</text:p>
          </table:table-cell>
        </table:table-row>
        <table:table-row table:style-name="TableLine93928450003136">
          <table:covered-table-cell table:style-name="Table1.A1"/>
          <table:table-cell table:style-name="Table1.B2" office:value-type="string">
            <text:p text:style-name="P1">32</text:p>
          </table:table-cell>
          <table:table-cell table:style-name="Table1.B2" office:value-type="string">
            <text:p text:style-name="P10">0.000846</text:p>
          </table:table-cell>
          <table:table-cell table:style-name="Table1.B2" office:value-type="string">
            <text:p text:style-name="P10">0.00097</text:p>
          </table:table-cell>
          <table:table-cell table:style-name="Table1.B2" office:value-type="string">
            <text:p text:style-name="P10">0.00155</text:p>
          </table:table-cell>
          <table:table-cell table:style-name="Table1.B2" office:value-type="string">
            <text:p text:style-name="P10">0.010551</text:p>
          </table:table-cell>
          <table:table-cell table:style-name="Table1.G2" office:value-type="string">
            <text:p text:style-name="P11">0.104447</text:p>
          </table:table-cell>
        </table:table-row>
        <table:table-row table:style-name="TableLine93928450005216">
          <table:covered-table-cell table:style-name="Table1.A1"/>
          <table:table-cell table:style-name="Table1.B2" office:value-type="string">
            <text:p text:style-name="P1">64</text:p>
          </table:table-cell>
          <table:table-cell table:style-name="Table1.B2" office:value-type="string">
            <text:p text:style-name="P10">0.001758</text:p>
          </table:table-cell>
          <table:table-cell table:style-name="Table1.B2" office:value-type="string">
            <text:p text:style-name="P10">0.001777</text:p>
          </table:table-cell>
          <table:table-cell table:style-name="Table1.B2" office:value-type="string">
            <text:p text:style-name="P10">0.002132</text:p>
          </table:table-cell>
          <table:table-cell table:style-name="Table1.B2" office:value-type="string">
            <text:p text:style-name="P10">0.010846</text:p>
          </table:table-cell>
          <table:table-cell table:style-name="Table1.G2" office:value-type="string">
            <text:p text:style-name="P11">0.104821</text:p>
          </table:table-cell>
        </table:table-row>
      </table:table>
      <text:p text:style-name="P2"/>
      <text:p text:style-name="P4"/>
      <text:p text:style-name="P4"><text:soft-page-break/>CONCLUSÃ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00:20:13.004518467</meta:creation-date>
    <dc:date>2022-05-16T11:18:35.287378238</dc:date>
    <meta:editing-duration>PT36M18S</meta:editing-duration>
    <meta:editing-cycles>3</meta:editing-cycles>
    <meta:generator>LibreOffice/7.3.3.2$Linux_X86_64 LibreOffice_project/30$Build-2</meta:generator>
    <meta:document-statistic meta:table-count="1" meta:image-count="0" meta:object-count="0" meta:page-count="3" meta:paragraph-count="83" meta:word-count="259" meta:character-count="1641" meta:non-whitespace-character-count="1435"/>
  </office:meta>
</office:document-meta>
</file>